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1.761in"/>
    </style:style>
    <style:style style:name="co3" style:family="table-column">
      <style:table-column-properties fo:break-before="auto" style:column-width="1.266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Year </text:p>
          </table:table-cell>
          <table:table-cell office:value-type="string">
            <text:p>School </text:p>
          </table:table-cell>
          <table:table-cell office:value-type="string">
            <text:p>Nurse</text:p>
          </table:table-cell>
          <table:table-cell table:number-columns-repeated="1021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Alachua </text:p>
          </table:table-cell>
          <table:table-cell office:value-type="string">
            <text:p>Elaine Nattiel </text:p>
          </table:table-cell>
          <table:table-cell table:number-columns-repeated="1021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Archer</text:p>
          </table:table-cell>
          <table:table-cell office:value-type="string">
            <text:p>Dana Hiers</text:p>
          </table:table-cell>
          <table:table-cell table:number-columns-repeated="1021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Bishop</text:p>
          </table:table-cell>
          <table:table-cell office:value-type="string">
            <text:p>Jennifer Drake</text:p>
          </table:table-cell>
          <table:table-cell table:number-columns-repeated="1021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Buchholz</text:p>
          </table:table-cell>
          <table:table-cell office:value-type="string">
            <text:p>Jill Tomer</text:p>
          </table:table-cell>
          <table:table-cell table:number-columns-repeated="1021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Chiles</text:p>
          </table:table-cell>
          <table:table-cell office:value-type="string">
            <text:p>Devi Wronske</text:p>
          </table:table-cell>
          <table:table-cell table:number-columns-repeated="1021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Duval</text:p>
          </table:table-cell>
          <table:table-cell office:value-type="string">
            <text:p>Kathryn Gossard</text:p>
          </table:table-cell>
          <table:table-cell table:number-columns-repeated="1021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loats</text:p>
          </table:table-cell>
          <table:table-cell office:value-type="string">
            <text:p>John Mudrey</text:p>
          </table:table-cell>
          <table:table-cell table:number-columns-repeated="1021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oster</text:p>
          </table:table-cell>
          <table:table-cell office:value-type="string">
            <text:p>Rose Kirby</text:p>
          </table:table-cell>
          <table:table-cell table:number-columns-repeated="1021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inley </text:p>
          </table:table-cell>
          <table:table-cell office:value-type="string">
            <text:p>Christine Hake</text:p>
          </table:table-cell>
          <table:table-cell table:number-columns-repeated="1021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Ft. Clarke</text:p>
          </table:table-cell>
          <table:table-cell office:value-type="string">
            <text:p>Virginia Pearce</text:p>
          </table:table-cell>
          <table:table-cell table:number-columns-repeated="1021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Eastside High</text:p>
          </table:table-cell>
          <table:table-cell office:value-type="string">
            <text:p>Any Dyal</text:p>
          </table:table-cell>
          <table:table-cell table:number-columns-repeated="1021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Gainesville</text:p>
          </table:table-cell>
          <table:table-cell office:value-type="string">
            <text:p>Karen Day</text:p>
          </table:table-cell>
          <table:table-cell table:number-columns-repeated="1021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len Springs</text:p>
          </table:table-cell>
          <table:table-cell office:value-type="string">
            <text:p>Janet Zorn</text:p>
          </table:table-cell>
          <table:table-cell table:number-columns-repeated="1021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Hawthorne</text:p>
          </table:table-cell>
          <table:table-cell office:value-type="string">
            <text:p>Mary Jean Mitchell</text:p>
          </table:table-cell>
          <table:table-cell table:number-columns-repeated="1021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Hidden Oak</text:p>
          </table:table-cell>
          <table:table-cell office:value-type="string">
            <text:p>Heather Bray </text:p>
          </table:table-cell>
          <table:table-cell table:number-columns-repeated="1021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High Springs Community</text:p>
          </table:table-cell>
          <table:table-cell office:value-type="string">
            <text:p>Johnelly Green</text:p>
          </table:table-cell>
          <table:table-cell table:number-columns-repeated="1021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dylwild</text:p>
          </table:table-cell>
          <table:table-cell office:value-type="string">
            <text:p>Sheryl Drum</text:p>
          </table:table-cell>
          <table:table-cell table:number-columns-repeated="1021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Kanapaha</text:p>
          </table:table-cell>
          <table:table-cell office:value-type="string">
            <text:p>Lee Ann Shimansky</text:p>
          </table:table-cell>
          <table:table-cell table:number-columns-repeated="1021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rby</text:p>
          </table:table-cell>
          <table:table-cell office:value-type="string">
            <text:p>Melissa Lopez</text:p>
          </table:table-cell>
          <table:table-cell table:number-columns-repeated="1021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Lake forest</text:p>
          </table:table-cell>
          <table:table-cell office:value-type="string">
            <text:p>Phillip Puccio</text:p>
          </table:table-cell>
          <table:table-cell table:number-columns-repeated="1021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Littlewood</text:p>
          </table:table-cell>
          <table:table-cell office:value-type="string">
            <text:p>Araceli Gonzalez</text:p>
          </table:table-cell>
          <table:table-cell table:number-columns-repeated="1021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Lincoln</text:p>
          </table:table-cell>
          <table:table-cell office:value-type="string">
            <text:p>Claudia Smith</text:p>
          </table:table-cell>
          <table:table-cell table:number-columns-repeated="1021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Meadowbrook</text:p>
          </table:table-cell>
          <table:table-cell office:value-type="string">
            <text:p>Elizabeth Wihoit</text:p>
          </table:table-cell>
          <table:table-cell table:number-columns-repeated="1021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Mebane</text:p>
          </table:table-cell>
          <table:table-cell office:value-type="string">
            <text:p>Jean Melby</text:p>
          </table:table-cell>
          <table:table-cell table:number-columns-repeated="1021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Metcalfe</text:p>
          </table:table-cell>
          <table:table-cell office:value-type="string">
            <text:p>Shirley Ellis</text:p>
          </table:table-cell>
          <table:table-cell table:number-columns-repeated="1021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Newberry</text:p>
          </table:table-cell>
          <table:table-cell office:value-type="string">
            <text:p>Pauline Eagle</text:p>
          </table:table-cell>
          <table:table-cell table:number-columns-repeated="1021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Newberry High</text:p>
          </table:table-cell>
          <table:table-cell office:value-type="string">
            <text:p>Martha Conrad</text:p>
          </table:table-cell>
          <table:table-cell table:number-columns-repeated="1021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Norton</text:p>
          </table:table-cell>
          <table:table-cell office:value-type="string">
            <text:p>Teri Hardwick</text:p>
          </table:table-cell>
          <table:table-cell table:number-columns-repeated="1021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Oakview MS</text:p>
          </table:table-cell>
          <table:table-cell office:value-type="string">
            <text:p>Ellen Andrews</text:p>
          </table:table-cell>
          <table:table-cell table:number-columns-repeated="1021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Rawlings</text:p>
          </table:table-cell>
          <table:table-cell office:value-type="string">
            <text:p>Yvette Demko</text:p>
          </table:table-cell>
          <table:table-cell table:number-columns-repeated="1021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Santa Fe</text:p>
          </table:table-cell>
          <table:table-cell office:value-type="string">
            <text:p>Michele Pelaez</text:p>
          </table:table-cell>
          <table:table-cell table:number-columns-repeated="1021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Shell</text:p>
          </table:table-cell>
          <table:table-cell office:value-type="string">
            <text:p>Felisha Oliver</text:p>
          </table:table-cell>
          <table:table-cell table:number-columns-repeated="1021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Talbot</text:p>
          </table:table-cell>
          <table:table-cell office:value-type="string">
            <text:p>Lisa Chapman </text:p>
          </table:table-cell>
          <table:table-cell table:number-columns-repeated="1021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Terwilliger</text:p>
          </table:table-cell>
          <table:table-cell office:value-type="string">
            <text:p>Ella Robinson </text:p>
          </table:table-cell>
          <table:table-cell table:number-columns-repeated="1021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Waldo</text:p>
          </table:table-cell>
          <table:table-cell office:value-type="string">
            <text:p>Betty Ward</text:p>
          </table:table-cell>
          <table:table-cell table:number-columns-repeated="1021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Westwood MS</text:p>
          </table:table-cell>
          <table:table-cell office:value-type="string">
            <text:p>Michele Shelar</text:p>
          </table:table-cell>
          <table:table-cell table:number-columns-repeated="1021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Wiles </text:p>
          </table:table-cell>
          <table:table-cell office:value-type="string">
            <text:p>Kristin <text:s/>Lucius </text:p>
          </table:table-cell>
          <table:table-cell table:number-columns-repeated="1021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Williams</text:p>
          </table:table-cell>
          <table:table-cell office:value-type="string">
            <text:p>Karen Martin</text:p>
          </table:table-cell>
          <table:table-cell table:number-columns-repeated="1021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Head Start</text:p>
          </table:table-cell>
          <table:table-cell office:value-type="string">
            <text:p>Sodona Galloway</text:p>
          </table:table-cell>
          <table:table-cell table:number-columns-repeated="1021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Horizon Center</text:p>
          </table:table-cell>
          <table:table-cell office:value-type="string">
            <text:p>Sherry Keanum</text:p>
          </table:table-cell>
          <table:table-cell table:number-columns-repeated="1021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Loften High</text:p>
          </table:table-cell>
          <table:table-cell office:value-type="string">
            <text:p>Susan Lindgard</text:p>
          </table:table-cell>
          <table:table-cell table:number-columns-repeated="1021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Sidney Lanier</text:p>
          </table:table-cell>
          <table:table-cell office:value-type="string">
            <text:p>Carol Wilt</text:p>
          </table:table-cell>
          <table:table-cell table:number-columns-repeated="1021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A.Q Jones </text:p>
          </table:table-cell>
          <table:table-cell office:value-type="string">
            <text:p>Heath Zetrouer</text:p>
          </table:table-cell>
          <table:table-cell table:number-columns-repeated="102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Alachua </text:p>
          </table:table-cell>
          <table:table-cell office:value-type="string">
            <text:p>Elaine Nattiel </text:p>
          </table:table-cell>
          <table:table-cell table:number-columns-repeated="102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Archer</text:p>
          </table:table-cell>
          <table:table-cell office:value-type="string">
            <text:p>Dana Hiers</text:p>
          </table:table-cell>
          <table:table-cell table:number-columns-repeated="102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Bishop</text:p>
          </table:table-cell>
          <table:table-cell office:value-type="string">
            <text:p>Lynn Vickery</text:p>
          </table:table-cell>
          <table:table-cell table:number-columns-repeated="102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Buchholz</text:p>
          </table:table-cell>
          <table:table-cell office:value-type="string">
            <text:p>Jill Tomer</text:p>
          </table:table-cell>
          <table:table-cell table:number-columns-repeated="102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Chiles</text:p>
          </table:table-cell>
          <table:table-cell office:value-type="string">
            <text:p>Devi Wronske</text:p>
          </table:table-cell>
          <table:table-cell table:number-columns-repeated="102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Duval</text:p>
          </table:table-cell>
          <table:table-cell office:value-type="string">
            <text:p>Kathryn Gossard</text:p>
          </table:table-cell>
          <table:table-cell table:number-columns-repeated="102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Floats</text:p>
          </table:table-cell>
          <table:table-cell office:value-type="string">
            <text:p>John Mudrey</text:p>
          </table:table-cell>
          <table:table-cell table:number-columns-repeated="1021"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Foster</text:p>
          </table:table-cell>
          <table:table-cell office:value-type="string">
            <text:p>Rose Kirby</text:p>
          </table:table-cell>
          <table:table-cell table:number-columns-repeated="1021"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Finley </text:p>
          </table:table-cell>
          <table:table-cell office:value-type="string">
            <text:p>Christine Hake</text:p>
          </table:table-cell>
          <table:table-cell table:number-columns-repeated="102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Ft. Clarke</text:p>
          </table:table-cell>
          <table:table-cell office:value-type="string">
            <text:p>Virginia Pearce</text:p>
          </table:table-cell>
          <table:table-cell table:number-columns-repeated="102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Eastside High</text:p>
          </table:table-cell>
          <table:table-cell office:value-type="string">
            <text:p>Georgianna Beveridge</text:p>
          </table:table-cell>
          <table:table-cell table:number-columns-repeated="102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Gainesville</text:p>
          </table:table-cell>
          <table:table-cell office:value-type="string">
            <text:p>Karen Day</text:p>
          </table:table-cell>
          <table:table-cell table:number-columns-repeated="1021"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len Springs</text:p>
          </table:table-cell>
          <table:table-cell office:value-type="string">
            <text:p>Janet Zorn</text:p>
          </table:table-cell>
          <table:table-cell table:number-columns-repeated="1021"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Hawthorne</text:p>
          </table:table-cell>
          <table:table-cell office:value-type="string">
            <text:p>Mary Jean Mitchell</text:p>
          </table:table-cell>
          <table:table-cell table:number-columns-repeated="1021"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Hidden Oak</text:p>
          </table:table-cell>
          <table:table-cell office:value-type="string">
            <text:p>Tonya Jones</text:p>
          </table:table-cell>
          <table:table-cell table:number-columns-repeated="102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High Springs Community</text:p>
          </table:table-cell>
          <table:table-cell office:value-type="string">
            <text:p>Anna Wendt</text:p>
          </table:table-cell>
          <table:table-cell table:number-columns-repeated="102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Idylwild</text:p>
          </table:table-cell>
          <table:table-cell office:value-type="string">
            <text:p>Sheryl Drum</text:p>
          </table:table-cell>
          <table:table-cell table:number-columns-repeated="102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Kanapaha</text:p>
          </table:table-cell>
          <table:table-cell office:value-type="string">
            <text:p>Lee Ann Shimansky</text:p>
          </table:table-cell>
          <table:table-cell table:number-columns-repeated="102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Irby</text:p>
          </table:table-cell>
          <table:table-cell office:value-type="string">
            <text:p>Melissa Lopez</text:p>
          </table:table-cell>
          <table:table-cell table:number-columns-repeated="102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Lake forest</text:p>
          </table:table-cell>
          <table:table-cell office:value-type="string">
            <text:p>Phillip Puccio</text:p>
          </table:table-cell>
          <table:table-cell table:number-columns-repeated="102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Littlewood</text:p>
          </table:table-cell>
          <table:table-cell office:value-type="string">
            <text:p>Araceli Gonzalez</text:p>
          </table:table-cell>
          <table:table-cell table:number-columns-repeated="102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Lincoln</text:p>
          </table:table-cell>
          <table:table-cell office:value-type="string">
            <text:p>Lena McNeal</text:p>
          </table:table-cell>
          <table:table-cell table:number-columns-repeated="102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Meadowbrook</text:p>
          </table:table-cell>
          <table:table-cell office:value-type="string">
            <text:p>Elizabeth Wihoit</text:p>
          </table:table-cell>
          <table:table-cell table:number-columns-repeated="102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Mebane</text:p>
          </table:table-cell>
          <table:table-cell office:value-type="string">
            <text:p>Penny Bryan</text:p>
          </table:table-cell>
          <table:table-cell table:number-columns-repeated="102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Metcalfe</text:p>
          </table:table-cell>
          <table:table-cell office:value-type="string">
            <text:p>Shirley Ellis</text:p>
          </table:table-cell>
          <table:table-cell table:number-columns-repeated="102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Newberry</text:p>
          </table:table-cell>
          <table:table-cell office:value-type="string">
            <text:p>Pauline Eagle</text:p>
          </table:table-cell>
          <table:table-cell table:number-columns-repeated="102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Newberry High</text:p>
          </table:table-cell>
          <table:table-cell office:value-type="string">
            <text:p>Martha Conrad</text:p>
          </table:table-cell>
          <table:table-cell table:number-columns-repeated="102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Norton</text:p>
          </table:table-cell>
          <table:table-cell office:value-type="string">
            <text:p>Teri Hardwick</text:p>
          </table:table-cell>
          <table:table-cell table:number-columns-repeated="102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Oakview MS</text:p>
          </table:table-cell>
          <table:table-cell office:value-type="string">
            <text:p>Ellen Andrews</text:p>
          </table:table-cell>
          <table:table-cell table:number-columns-repeated="102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Rawlings</text:p>
          </table:table-cell>
          <table:table-cell office:value-type="string">
            <text:p>Anitra Griffin</text:p>
          </table:table-cell>
          <table:table-cell table:number-columns-repeated="102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Santa Fe</text:p>
          </table:table-cell>
          <table:table-cell office:value-type="string">
            <text:p>Michele Pelaez</text:p>
          </table:table-cell>
          <table:table-cell table:number-columns-repeated="102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Shell</text:p>
          </table:table-cell>
          <table:table-cell office:value-type="string">
            <text:p>Ellen Adrews</text:p>
          </table:table-cell>
          <table:table-cell table:number-columns-repeated="1021"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Talbot</text:p>
          </table:table-cell>
          <table:table-cell office:value-type="string">
            <text:p>Lisa Chapman </text:p>
          </table:table-cell>
          <table:table-cell table:number-columns-repeated="102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Terwilliger</text:p>
          </table:table-cell>
          <table:table-cell office:value-type="string">
            <text:p>Barbara Pellicer</text:p>
          </table:table-cell>
          <table:table-cell table:number-columns-repeated="1021"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Waldo</text:p>
          </table:table-cell>
          <table:table-cell office:value-type="string">
            <text:p>TBA</text:p>
          </table:table-cell>
          <table:table-cell table:number-columns-repeated="102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Westwood MS</text:p>
          </table:table-cell>
          <table:table-cell office:value-type="string">
            <text:p>Michele Shelar</text:p>
          </table:table-cell>
          <table:table-cell table:number-columns-repeated="1021"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Wiles </text:p>
          </table:table-cell>
          <table:table-cell office:value-type="string">
            <text:p>TBA</text:p>
          </table:table-cell>
          <table:table-cell table:number-columns-repeated="1021"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Williams</text:p>
          </table:table-cell>
          <table:table-cell office:value-type="string">
            <text:p>Karen Martin</text:p>
          </table:table-cell>
          <table:table-cell table:number-columns-repeated="102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Head Start</text:p>
          </table:table-cell>
          <table:table-cell office:value-type="string">
            <text:p>Sodona Galloway</text:p>
          </table:table-cell>
          <table:table-cell table:number-columns-repeated="1021"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Horizon Center</text:p>
          </table:table-cell>
          <table:table-cell office:value-type="string">
            <text:p>Maureen Johnson</text:p>
          </table:table-cell>
          <table:table-cell table:number-columns-repeated="102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Loften High</text:p>
          </table:table-cell>
          <table:table-cell office:value-type="string">
            <text:p>Maureen Johnson</text:p>
          </table:table-cell>
          <table:table-cell table:number-columns-repeated="102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Sidney Lanier</text:p>
          </table:table-cell>
          <table:table-cell office:value-type="string">
            <text:p>Carol Wilt</text:p>
          </table:table-cell>
          <table:table-cell table:number-columns-repeated="102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A.Q Jones </text:p>
          </table:table-cell>
          <table:table-cell office:value-type="string">
            <text:p>Heath Zetrouer</text:p>
          </table:table-cell>
          <table:table-cell table:number-columns-repeated="1021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Alachua </text:p>
          </table:table-cell>
          <table:table-cell office:value-type="string">
            <text:p>Elaine Nattiel </text:p>
          </table:table-cell>
          <table:table-cell table:number-columns-repeated="1021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Archer</text:p>
          </table:table-cell>
          <table:table-cell office:value-type="string">
            <text:p>Dana Hiers</text:p>
          </table:table-cell>
          <table:table-cell table:number-columns-repeated="1021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Bishop</text:p>
          </table:table-cell>
          <table:table-cell office:value-type="string">
            <text:p>Anitra Griffin</text:p>
          </table:table-cell>
          <table:table-cell table:number-columns-repeated="1021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Buchholz</text:p>
          </table:table-cell>
          <table:table-cell office:value-type="string">
            <text:p>Jill Tomer</text:p>
          </table:table-cell>
          <table:table-cell table:number-columns-repeated="1021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Chiles</text:p>
          </table:table-cell>
          <table:table-cell office:value-type="string">
            <text:p>Devi Wronske</text:p>
          </table:table-cell>
          <table:table-cell table:number-columns-repeated="1021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Duval</text:p>
          </table:table-cell>
          <table:table-cell office:value-type="string">
            <text:p>Kathryn Gossard</text:p>
          </table:table-cell>
          <table:table-cell table:number-columns-repeated="1021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Floats</text:p>
          </table:table-cell>
          <table:table-cell office:value-type="string">
            <text:p>John Mudrey</text:p>
          </table:table-cell>
          <table:table-cell table:number-columns-repeated="1021"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Foster</text:p>
          </table:table-cell>
          <table:table-cell office:value-type="string">
            <text:p>Rose Kirby</text:p>
          </table:table-cell>
          <table:table-cell table:number-columns-repeated="1021"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Finley </text:p>
          </table:table-cell>
          <table:table-cell office:value-type="string">
            <text:p>Christine Hake</text:p>
          </table:table-cell>
          <table:table-cell table:number-columns-repeated="1021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Ft. Clarke</text:p>
          </table:table-cell>
          <table:table-cell office:value-type="string">
            <text:p>Virginia Pearce</text:p>
          </table:table-cell>
          <table:table-cell table:number-columns-repeated="1021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Eastside High</text:p>
          </table:table-cell>
          <table:table-cell office:value-type="string">
            <text:p>TBA</text:p>
          </table:table-cell>
          <table:table-cell table:number-columns-repeated="1021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Gainesville</text:p>
          </table:table-cell>
          <table:table-cell office:value-type="string">
            <text:p>Karen Day</text:p>
          </table:table-cell>
          <table:table-cell table:number-columns-repeated="1021"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Glen Springs</text:p>
          </table:table-cell>
          <table:table-cell office:value-type="string">
            <text:p>Janet Zorn</text:p>
          </table:table-cell>
          <table:table-cell table:number-columns-repeated="1021"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Hawthorne</text:p>
          </table:table-cell>
          <table:table-cell office:value-type="string">
            <text:p>Mary Jean Mitchell</text:p>
          </table:table-cell>
          <table:table-cell table:number-columns-repeated="1021"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Hidden Oak</text:p>
          </table:table-cell>
          <table:table-cell office:value-type="string">
            <text:p>Tonya Jones</text:p>
          </table:table-cell>
          <table:table-cell table:number-columns-repeated="1021"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High Springs Community</text:p>
          </table:table-cell>
          <table:table-cell office:value-type="string">
            <text:p>Mary Clark</text:p>
          </table:table-cell>
          <table:table-cell table:number-columns-repeated="1021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Idylwild</text:p>
          </table:table-cell>
          <table:table-cell office:value-type="string">
            <text:p>TBA</text:p>
          </table:table-cell>
          <table:table-cell table:number-columns-repeated="1021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Kanapaha</text:p>
          </table:table-cell>
          <table:table-cell office:value-type="string">
            <text:p>Michele Pelaez</text:p>
          </table:table-cell>
          <table:table-cell table:number-columns-repeated="1021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Irby</text:p>
          </table:table-cell>
          <table:table-cell office:value-type="string">
            <text:p>Melissa Lopez</text:p>
          </table:table-cell>
          <table:table-cell table:number-columns-repeated="1021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Lake forest</text:p>
          </table:table-cell>
          <table:table-cell office:value-type="string">
            <text:p>Phillip Puccio</text:p>
          </table:table-cell>
          <table:table-cell table:number-columns-repeated="1021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Littlewood</text:p>
          </table:table-cell>
          <table:table-cell office:value-type="string">
            <text:p>Araceli Gonzalez</text:p>
          </table:table-cell>
          <table:table-cell table:number-columns-repeated="1021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Lincoln</text:p>
          </table:table-cell>
          <table:table-cell office:value-type="string">
            <text:p>Lena McNeal</text:p>
          </table:table-cell>
          <table:table-cell table:number-columns-repeated="1021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Meadowbrook</text:p>
          </table:table-cell>
          <table:table-cell office:value-type="string">
            <text:p>Elizabeth Wihoit</text:p>
          </table:table-cell>
          <table:table-cell table:number-columns-repeated="1021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Mebane</text:p>
          </table:table-cell>
          <table:table-cell office:value-type="string">
            <text:p>Penny Bryan</text:p>
          </table:table-cell>
          <table:table-cell table:number-columns-repeated="1021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Metcalfe</text:p>
          </table:table-cell>
          <table:table-cell office:value-type="string">
            <text:p>Georgianna Beveridge</text:p>
          </table:table-cell>
          <table:table-cell table:number-columns-repeated="1021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Newberry</text:p>
          </table:table-cell>
          <table:table-cell office:value-type="string">
            <text:p>Pauline Eagle</text:p>
          </table:table-cell>
          <table:table-cell table:number-columns-repeated="1021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Newberry High</text:p>
          </table:table-cell>
          <table:table-cell office:value-type="string">
            <text:p>Martha Conrad</text:p>
          </table:table-cell>
          <table:table-cell table:number-columns-repeated="1021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Norton</text:p>
          </table:table-cell>
          <table:table-cell office:value-type="string">
            <text:p>Teri Hardwick</text:p>
          </table:table-cell>
          <table:table-cell table:number-columns-repeated="1021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Oakview MS</text:p>
          </table:table-cell>
          <table:table-cell office:value-type="string">
            <text:p>Ellen Andrews</text:p>
          </table:table-cell>
          <table:table-cell table:number-columns-repeated="1021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Rawlings</text:p>
          </table:table-cell>
          <table:table-cell office:value-type="string">
            <text:p>Denise Adair Copeland</text:p>
          </table:table-cell>
          <table:table-cell table:number-columns-repeated="1021"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Santa Fe</text:p>
          </table:table-cell>
          <table:table-cell office:value-type="string">
            <text:p>Melissa Gentry</text:p>
          </table:table-cell>
          <table:table-cell table:number-columns-repeated="1021"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Shell</text:p>
          </table:table-cell>
          <table:table-cell office:value-type="string">
            <text:p>Deloris Fisher</text:p>
          </table:table-cell>
          <table:table-cell table:number-columns-repeated="1021"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Talbot</text:p>
          </table:table-cell>
          <table:table-cell office:value-type="string">
            <text:p>Lisa Chapman </text:p>
          </table:table-cell>
          <table:table-cell table:number-columns-repeated="1021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Terwilliger</text:p>
          </table:table-cell>
          <table:table-cell office:value-type="string">
            <text:p>Barbara Pellicer</text:p>
          </table:table-cell>
          <table:table-cell table:number-columns-repeated="1021"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Waldo</text:p>
          </table:table-cell>
          <table:table-cell office:value-type="string">
            <text:p>Gertrude Hill</text:p>
          </table:table-cell>
          <table:table-cell table:number-columns-repeated="1021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Westwood MS</text:p>
          </table:table-cell>
          <table:table-cell office:value-type="string">
            <text:p>Michele Shelar</text:p>
          </table:table-cell>
          <table:table-cell table:number-columns-repeated="1021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Wiles </text:p>
          </table:table-cell>
          <table:table-cell office:value-type="string">
            <text:p>Elizabeth Wihoit</text:p>
          </table:table-cell>
          <table:table-cell table:number-columns-repeated="1021"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Williams</text:p>
          </table:table-cell>
          <table:table-cell office:value-type="string">
            <text:p>Karen Martin</text:p>
          </table:table-cell>
          <table:table-cell table:number-columns-repeated="1021"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Head Start</text:p>
          </table:table-cell>
          <table:table-cell office:value-type="string">
            <text:p>TBA</text:p>
          </table:table-cell>
          <table:table-cell table:number-columns-repeated="1021"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Horizon Center</text:p>
          </table:table-cell>
          <table:table-cell office:value-type="string">
            <text:p>Maureen Johnson</text:p>
          </table:table-cell>
          <table:table-cell table:number-columns-repeated="1021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Loften High</text:p>
          </table:table-cell>
          <table:table-cell office:value-type="string">
            <text:p>Maureen Johnson</text:p>
          </table:table-cell>
          <table:table-cell table:number-columns-repeated="1021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Sidney Lanier</text:p>
          </table:table-cell>
          <table:table-cell office:value-type="string">
            <text:p>Carol Wilt</text:p>
          </table:table-cell>
          <table:table-cell table:number-columns-repeated="1021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A.Q Jones </text:p>
          </table:table-cell>
          <table:table-cell office:value-type="string">
            <text:p>Heath Zetrouer</text:p>
          </table:table-cell>
          <table:table-cell table:number-columns-repeated="1021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5">10/25/2014</text:date>, <text:time>12:1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5T12:11:05.86</dc:date>
    <dc:creator>Benjamin Brew</dc:creator>
    <meta:document-statistic meta:table-count="1" meta:cell-count="390" meta:object-count="0"/>
    <meta:generator>OpenOffice/4.1.0$Win32 OpenOffice.org_project/410m18$Build-9764</meta:generator>
  </office:meta>
</office:document-meta>
</file>